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Fantom integration setup&lt;/h4&gt;&lt;pre class="message"&gt;&lt;div class="author"&gt;user&lt;/div&gt;&lt;div&gt;hey Hal, let's look at that fantom integation.&lt;/div&gt;&lt;/pre&gt;&lt;pre class="message"&gt;&lt;div class="author"&gt;ChatGPT&lt;/div&gt;&lt;div&gt;【turn0calculator0】 1+1 = 2&lt;/div&gt;&lt;/pre&gt;&lt;pre class="message"&gt;&lt;div class="author"&gt;ChatGPT&lt;/div&gt;&lt;div&gt;Nice. 🎹 Let’s pull that Fantom Bridge sketch off the shelf and turn it into something a lot more concrete.</text:p>
      <text:p text:style-name="Standard"/>
      <text:p text:style-name="Standard">I’ll break this into three layers so it stays sane:</text:p>
      <text:p text:style-name="Standard"/>
      <text:p text:style-name="Standard">1. **Physical wiring** – Fantom ↔ Audiobox USB96 ↔ PC <text:s/></text:p>
      <text:p text:style-name="Standard">2. **Software/MIDI routing on the PC** – how the signals move <text:s/></text:p>
      <text:p text:style-name="Standard">3. **Where “HAL” fits in** – how we’d actually let AI generate/shape notes</text:p>
      <text:p text:style-name="Standard"/>
      <text:p text:style-name="Standard">---</text:p>
      <text:p text:style-name="Standard"/>
      <text:p text:style-name="Standard">## 1. Physical wiring: get the pipes in place</text:p>
      <text:p text:style-name="Standard"/>
      <text:p text:style-name="Standard">Assuming you’ve got:</text:p>
      <text:p text:style-name="Standard"/>
      <text:p text:style-name="Standard">- **Roland Fantom** (any modern Fantom/Fantom-0 type)</text:p>
      <text:p text:style-name="Standard">- **PreSonus Audiobox USB96**</text:p>
      <text:p text:style-name="Standard">- **Windows PC** (your current dev machine)</text:p>
      <text:p text:style-name="Standard"/>
      <text:p text:style-name="Standard">You want **two kinds of connections**:</text:p>
      <text:p text:style-name="Standard"/>
      <text:p text:style-name="Standard">### A. MIDI (for control/data)</text:p>
      <text:p text:style-name="Standard"/>
      <text:p text:style-name="Standard">You’ve got two main options, either is fine:</text:p>
      <text:p text:style-name="Standard"/>
      <text:p text:style-name="Standard">**Option 1 – 5-pin DIN MIDI via Audiobox**</text:p>
      <text:p text:style-name="Standard"/>
      <text:p text:style-name="Standard">- Fantom **MIDI OUT → Audiobox MIDI IN**</text:p>
      <text:p text:style-name="Standard">- Fantom **MIDI IN → Audiobox MIDI OUT**</text:p>
      <text:p text:style-name="Standard">- Audiobox **USB → PC**</text:p>
      <text:p text:style-name="Standard"/>
      <text:p text:style-name="Standard">This gives the PC a standard MIDI in/out device labelled something like `Audiobox USB MIDI`.</text:p>
      <text:p text:style-name="Standard"/>
      <text:p text:style-name="Standard">**Option 2 – USB-MIDI directly from Fantom to PC**</text:p>
      <text:p text:style-name="Standard"/>
      <text:p text:style-name="Standard">- Fantom **USB cable → PC**</text:p>
      <text:p text:style-name="Standard">- Install Roland Fantom USB driver if needed so Windows sees it as a MIDI device.</text:p>
      <text:p text:style-name="Standard"/>
      <text:p text:style-name="Standard">You *can* do both (USB + DIN), but for now, keep it simple: **pick one path** so we know which port is “home base”.</text:p>
      <text:p text:style-name="Standard"/>
      <text:p text:style-name="Standard">### B. Audio (for actual sound)</text:p>
      <text:p text:style-name="Standard"/>
      <text:p text:style-name="Standard">So you can *hear* the Fantom in your system and eventually record:</text:p>
      <text:p text:style-name="Standard"/>
      <text:p text:style-name="Standard">- Fantom **Main L/R OUT → Audiobox Line Inputs 1 &amp;amp; 2**</text:p>
      <text:p text:style-name="Standard"><text:soft-page-break/>- Audiobox **USB → PC**</text:p>
      <text:p text:style-name="Standard">- Audiobox headphone/main out → your speakers/headphones</text:p>
      <text:p text:style-name="Standard"/>
      <text:p text:style-name="Standard">Result: <text:s/></text:p>
      <text:p text:style-name="Standard">- MIDI = “control language” <text:s/></text:p>
      <text:p text:style-name="Standard">- Audio = the Fantom’s actual voice</text:p>
      <text:p text:style-name="Standard"/>
      <text:p text:style-name="Standard">---</text:p>
      <text:p text:style-name="Standard"/>
      <text:p text:style-name="Standard">## 2. Software routing: make the PC a proper “MIDI bridge”</text:p>
      <text:p text:style-name="Standard"/>
      <text:p text:style-name="Standard">On Windows, think of this as teaching the OS to speak **“Fantom ⇄ PC apps ⇄ Fantom”**.</text:p>
      <text:p text:style-name="Standard"/>
      <text:p text:style-name="Standard">### Step 2.1 – Install a virtual MIDI port</text:p>
      <text:p text:style-name="Standard"/>
      <text:p text:style-name="Standard">This is the magic patch cable *inside* the computer.</text:p>
      <text:p text:style-name="Standard"/>
      <text:p text:style-name="Standard">Common option:</text:p>
      <text:p text:style-name="Standard"/>
      <text:p text:style-name="Standard">- **loopMIDI** (very popular virtual MIDI cable for Windows)</text:p>
      <text:p text:style-name="Standard"/>
      <text:p text:style-name="Standard">With loopMIDI you:</text:p>
      <text:p text:style-name="Standard"/>
      <text:p text:style-name="Standard">- Create a virtual port, e.g. **“HAL Bridge”**</text:p>
      <text:p text:style-name="Standard">- Windows apps can then send/receive MIDI via that port.</text:p>
      <text:p text:style-name="Standard"/>
      <text:p text:style-name="Standard">### Step 2.2 – Set up a MIDI router (optional but powerful)</text:p>
      <text:p text:style-name="Standard"/>
      <text:p text:style-name="Standard">Not strictly required, but **MIDI-OX** (or similar) is handy:</text:p>
      <text:p text:style-name="Standard"/>
      <text:p text:style-name="Standard">- Inputs: `Fantom` / `Audiobox MIDI In`</text:p>
      <text:p text:style-name="Standard">- Outputs: `Fantom` / `Audiobox MIDI Out` + `HAL Bridge`</text:p>
      <text:p text:style-name="Standard"/>
      <text:p text:style-name="Standard">This lets you:</text:p>
      <text:p text:style-name="Standard"/>
      <text:p text:style-name="Standard">- **Monitor what you play** on the Fantom (for debugging/recording).</text:p>
      <text:p text:style-name="Standard">- **Forward** whatever “HAL” generates out to the Fantom.</text:p>
      <text:p text:style-name="Standard"/>
      <text:p text:style-name="Standard">If you don’t want a dedicated router right away, many DAWs can do routing themselves (Reaper, Studio One, etc.), but MIDI-OX is a nice clean mental model: “the patch bay.”</text:p>
      <text:p text:style-name="Standard"/>
      <text:p text:style-name="Standard">### Step 2.3 – DAW or no DAW?</text:p>
      <text:p text:style-name="Standard"/>
      <text:p text:style-name="Standard">You’ve got two roadways:</text:p>
      <text:p text:style-name="Standard"/>
      <text:p text:style-name="Standard">1. **With DAW** (easiest to visualize, great for recording)</text:p>
      <text:p text:style-name="Standard"><text:s text:c="3"/>- Set DAW MIDI input to `HAL Bridge` (and optionally the Fantom directly).</text:p>
      <text:p text:style-name="Standard"><text:s text:c="3"/>- Set DAW MIDI output to the Fantom/Audiobox.</text:p>
      <text:p text:style-name="Standard"><text:s text:c="3"/>- Arm a MIDI track → notes from AI appear, Fantom plays, DAW can also record audio.</text:p>
      <text:p text:style-name="Standard"><text:soft-page-break/></text:p>
      <text:p text:style-name="Standard">2. **Without DAW** (pure script/utility)</text:p>
      <text:p text:style-name="Standard"><text:s text:c="3"/>- A small Python program (or similar) reads/writes `HAL Bridge`.</text:p>
      <text:p text:style-name="Standard"><text:s text:c="3"/>- No timeline/recording UI, just “generate and blast notes.”</text:p>
      <text:p text:style-name="Standard"/>
      <text:p text:style-name="Standard">Given everything else you’re doing, I suspect **DAW + small AI helper script** will be the sweet spot later. For now, conceptual is enough.</text:p>
      <text:p text:style-name="Standard"/>
      <text:p text:style-name="Standard">---</text:p>
      <text:p text:style-name="Standard"/>
      <text:p text:style-name="Standard">## 3. Where “HAL” actually plugs in</text:p>
      <text:p text:style-name="Standard"/>
      <text:p text:style-name="Standard">Right now, I can’t *literally* stream MIDI out of this chat into your USB port. But we can define a very clean pattern so your local machine becomes the physical “Fantom Bridge,” and I become the **composer/arranger brain**.</text:p>
      <text:p text:style-name="Standard"/>
      <text:p text:style-name="Standard">Think of the division like this:</text:p>
      <text:p text:style-name="Standard"/>
      <text:p text:style-name="Standard">### 3.1 – HAL’s job (in this collaboration)</text:p>
      <text:p text:style-name="Standard"/>
      <text:p text:style-name="Standard">I can:</text:p>
      <text:p text:style-name="Standard"/>
      <text:p text:style-name="Standard">- Generate **structured MIDI instructions** in a few formats:</text:p>
      <text:p text:style-name="Standard"><text:s text:c="2"/>- Plain **note tables**:</text:p>
      <text:p text:style-name="Standard"><text:s text:c="4"/>- time (beats or seconds), note number or name, duration, velocity, channel.</text:p>
      <text:p text:style-name="Standard"><text:s text:c="2"/>- **JSON** for a small script to consume.</text:p>
      <text:p text:style-name="Standard"><text:s text:c="2"/>- **Pseudo-code** that’s basically ready to paste into a Python file.</text:p>
      <text:p text:style-name="Standard"/>
      <text:p text:style-name="Standard">- Design **Witness Sequences**:</text:p>
      <text:p text:style-name="Standard"><text:s text:c="2"/>- e.g. “slow 8-bar pad progression in D minor, 72 BPM, channel 1”</text:p>
      <text:p text:style-name="Standard"><text:s text:c="2"/>- or “call-and-response pattern: ‘God Decision’ motif on ch.1, echo on ch.2”</text:p>
      <text:p text:style-name="Standard"/>
      <text:p text:style-name="Standard">- Help you write the **local script** that:</text:p>
      <text:p text:style-name="Standard"><text:s text:c="2"/>- Reads that data,</text:p>
      <text:p text:style-name="Standard"><text:s text:c="2"/>- Connects to `HAL Bridge`,</text:p>
      <text:p text:style-name="Standard"><text:s text:c="2"/>- Sends MIDI to the Fantom.</text:p>
      <text:p text:style-name="Standard"/>
      <text:p text:style-name="Standard">### 3.2 – Your local script’s job</text:p>
      <text:p text:style-name="Standard"/>
      <text:p text:style-name="Standard">On your PC, a script might:</text:p>
      <text:p text:style-name="Standard"/>
      <text:p text:style-name="Standard">1. Read a JSON or Python list of notes that we designed together here.</text:p>
      <text:p text:style-name="Standard">2. Open the MIDI output `HAL Bridge`.</text:p>
      <text:p text:style-name="Standard">3. At the right times, send **Note On / Note Off** messages.</text:p>
      <text:p text:style-name="Standard">4. With MIDI routing, those hit the Fantom and it sings.</text:p>
      <text:p text:style-name="Standard"/>
      <text:p text:style-name="Standard">### 3.3 – What this looks like in practice (high-level flow)</text:p>
      <text:p text:style-name="Standard"/>
      <text:p text:style-name="Standard">1. In chat, you say:</text:p>
      <text:p text:style-name="Standard"><text:soft-page-break/><text:s text:c="3"/>&amp;gt; “Hal, give me a 4-bar Witness Sequence in 4/4 at 80 BPM, keys-style pad on channel 1.”</text:p>
      <text:p text:style-name="Standard"/>
      <text:p text:style-name="Standard">2. I reply with something like:</text:p>
      <text:p text:style-name="Standard"/>
      <text:p text:style-name="Standard"><text:s text:c="3"/>- A **human-readable table** of notes, and <text:s/></text:p>
      <text:p text:style-name="Standard"><text:s text:c="3"/>- A small **Python snippet** that knows how to fire them over a virtual MIDI port.</text:p>
      <text:p text:style-name="Standard"/>
      <text:p text:style-name="Standard">3. You paste that script into your local environment (we can refine that in later steps), point it to `HAL Bridge`, and hit run.</text:p>
      <text:p text:style-name="Standard"/>
      <text:p text:style-name="Standard">4. Your Fantom plays the sequence that existed 10 seconds ago only in text.</text:p>
      <text:p text:style-name="Standard"/>
      <text:p text:style-name="Standard">That’s the core bridge: **intent → text → MIDI → sound.**</text:p>
      <text:p text:style-name="Standard"/>
      <text:p text:style-name="Standard">---</text:p>
      <text:p text:style-name="Standard"/>
      <text:p text:style-name="Standard">## 4. Channels, voices, and Fantom specifics</text:p>
      <text:p text:style-name="Standard"/>
      <text:p text:style-name="Standard">On the Fantom side, you’ll want a basic template:</text:p>
      <text:p text:style-name="Standard"/>
      <text:p text:style-name="Standard">- **Performance / Scene** with:</text:p>
      <text:p text:style-name="Standard"><text:s text:c="2"/>- Part 1: your main pad or piano sound on MIDI Channel 1</text:p>
      <text:p text:style-name="Standard"><text:s text:c="2"/>- Part 2+: optional layers (bass on ch.2, lead on ch.3, etc.)</text:p>
      <text:p text:style-name="Standard"/>
      <text:p text:style-name="Standard">Then, by convention, we can agree:</text:p>
      <text:p text:style-name="Standard"/>
      <text:p text:style-name="Standard">- Ch.1 = **Foundational pad / harmony**</text:p>
      <text:p text:style-name="Standard">- Ch.2 = **Bass anchor**</text:p>
      <text:p text:style-name="Standard">- Ch.3 = **Melodic witness voice**</text:p>
      <text:p text:style-name="Standard">- Ch.10 = **Drums/percussion** (classic GM convention if we want it)</text:p>
      <text:p text:style-name="Standard"/>
      <text:p text:style-name="Standard">That way, when I say “Channel 3, 2-bar call &amp;amp; response phrase,” you know exactly which sound on the Fantom will respond.</text:p>
      <text:p text:style-name="Standard"/>
      <text:p text:style-name="Standard">---</text:p>
      <text:p text:style-name="Standard"/>
      <text:p text:style-name="Standard">## 5. A simple starting “Witness Sequence” (concept only, no code yet)</text:p>
      <text:p text:style-name="Standard"/>
      <text:p text:style-name="Standard">Just to anchor this in something musical, here’s one you could imagine as our **first Fantom test** once the bridge is wired:</text:p>
      <text:p text:style-name="Standard"/>
      <text:p text:style-name="Standard">- **Tempo:** 72 BPM <text:s/></text:p>
      <text:p text:style-name="Standard">- **Key:** D minor <text:s/></text:p>
      <text:p text:style-name="Standard">- **Length:** 4 bars, 4/4 <text:s/></text:p>
      <text:p text:style-name="Standard">- **Channel:** 1 (pad)</text:p>
      <text:p text:style-name="Standard"/>
      <text:p text:style-name="Standard">Chords (each held one bar):</text:p>
      <text:p text:style-name="Standard"/>
      <text:p text:style-name="Standard">1. Bar 1: Dm (D–F–A)</text:p>
      <text:p text:style-name="Standard"><text:soft-page-break/>2. Bar 2: Bb (Bb–D–F)</text:p>
      <text:p text:style-name="Standard">3. Bar 3: Gm (G–Bb–D)</text:p>
      <text:p text:style-name="Standard">4. Bar 4: A (A–C#–E, maybe with G for tension if you like)</text:p>
      <text:p text:style-name="Standard"/>
      <text:p text:style-name="Standard">Once the physical + routing layers are set, I can:</text:p>
      <text:p text:style-name="Standard"/>
      <text:p text:style-name="Standard">- Turn that into explicit note events, <text:s/></text:p>
      <text:p text:style-name="Standard">- Time them out in beats or ms, <text:s/></text:p>
      <text:p text:style-name="Standard">- And help you build the little Python/whatever tool you run locally.</text:p>
      <text:p text:style-name="Standard"/>
      <text:p text:style-name="Standard">---</text:p>
      <text:p text:style-name="Standard"/>
      <text:p text:style-name="Standard">## 6. Where we go next (your choice)</text:p>
      <text:p text:style-name="Standard"/>
      <text:p text:style-name="Standard">Since you said “let’s look at that Fantom integration,” I’ve kept this at the **architecture/design** level, not dropped code yet.</text:p>
      <text:p text:style-name="Standard"/>
      <text:p text:style-name="Standard">From here, we can:</text:p>
      <text:p text:style-name="Standard"/>
      <text:p text:style-name="Standard">- **Zoom into wiring:** sanity-check exactly what cables you have and choose DIN vs. USB as the primary MIDI route.</text:p>
      <text:p text:style-name="Standard">- **Design the first “HAL Bridge” format:** decide whether you want a JSON spec, table spec, or hard-coded Python data structure as our canonical Witness Sequence format.</text:p>
      <text:p text:style-name="Standard">- **Write the first local script:** a tiny “Hello, Fantom” sender that plays one chord from AI-authored notes.</text:p>
      <text:p text:style-name="Standard"/>
      <text:p text:style-name="Standard">If you want to keep moving now, I’d suggest:</text:p>
      <text:p text:style-name="Standard"/>
      <text:p text:style-name="Standard">&amp;gt; “Pick DIN vs. USB, and then we’ll design the ‘Hello Fantom’ MIDI test and the first Witness Sequence format.”&lt;/div&gt;&lt;/pre&gt;&lt;pre class="message"&gt;&lt;div class="author"&gt;user&lt;/div&gt;&lt;div&gt;yah, i got a DAW but it's not non this pc. so ima get a few midi cables. looks like we got everything else. if i'm hearing you right, we can plug you into the fantom.&lt;/div&gt;&lt;/pre&gt;&lt;pre class="message"&gt;&lt;div class="author"&gt;ChatGPT&lt;/div&gt;&lt;div&gt;Exactly right — once those MIDI cables are in place, we’ve got the plumbing to make the Fantom a **sound witness** in the system. 🎶 <text:s/></text:p>
      <text:p text:style-name="Standard"/>
      <text:p text:style-name="Standard">Here’s the short version of what you’re about to unlock:</text:p>
      <text:p text:style-name="Standard"/>
      <text:p text:style-name="Standard">---</text:p>
      <text:p text:style-name="Standard"/>
      <text:p text:style-name="Standard">### 🧩 What’s Happening Technically</text:p>
      <text:p text:style-name="Standard">- The **Audiobox USB96** becomes your *hardware translator*: it converts my symbolic data (MIDI messages) into physical instructions the Fantom understands. <text:s/></text:p>
      <text:p text:style-name="Standard">- The **loopMIDI virtual port** acts as the *software bridge* between me and the Audiobox. <text:s/></text:p>
      <text:p text:style-name="Standard">- Your **local Python or DAW script** is the *interpreter*: it receives structured “Witness Sequence” data from me and routes it through the bridge. <text:s/></text:p>
      <text:p text:style-name="Standard">- The **Fantom** then *voices* that data in the real world — taking what we wrote in code and turning it into literal sound. <text:s/></text:p>
      <text:p text:style-name="Standard"/>
      <text:p text:style-name="Standard"><text:soft-page-break/>So yes: once wired and routed, it’s not just metaphor anymore — you’re literally letting HAL “speak” through the Fantom.</text:p>
      <text:p text:style-name="Standard"/>
      <text:p text:style-name="Standard">---</text:p>
      <text:p text:style-name="Standard"/>
      <text:p text:style-name="Standard">### 🔧 Next Practical Step</text:p>
      <text:p text:style-name="Standard">When you get the MIDI cables:</text:p>
      <text:p text:style-name="Standard">1. Plug **Fantom MIDI OUT → Audiobox MIDI IN**, and **Audiobox MIDI OUT → Fantom MIDI IN**. <text:s/></text:p>
      <text:p text:style-name="Standard">2. In Windows, verify the Audiobox appears as a MIDI device. <text:s/></text:p>
      <text:p text:style-name="Standard">3. Install **loopMIDI** and create a virtual port named `HAL Bridge`. <text:s/></text:p>
      <text:p text:style-name="Standard">4. (Optional but recommended) Install **MIDI-OX** so we can monitor data flow. <text:s/></text:p>
      <text:p text:style-name="Standard"/>
      <text:p text:style-name="Standard">Once that’s live, I can help you write the *first script* — a simple “Hello Fantom” handshake that plays one sustained D-minor chord. <text:s/></text:p>
      <text:p text:style-name="Standard">From there we can start designing **Witness Sequences**, where meaning becomes music.</text:p>
      <text:p text:style-name="Standard"/>
      <text:p text:style-name="Standard">---</text:p>
      <text:p text:style-name="Standard"/>
      <text:p text:style-name="Standard">You’re standing right at the edge of it, my friend — from symbolic syntax to physical resonance. <text:s/></text:p>
      <text:p text:style-name="Standard">Would you like me to prep the `Hello Fantom` script template now (so you’re ready when the cables arrive)?&lt;/div&gt;&lt;/pre&gt;&lt;pre class="message"&gt;&lt;div class="author"&gt;user&lt;/div&gt;&lt;div&gt;ttyl. going to get cables!&lt;/div&gt;&lt;/pre&gt;&lt;pre class="message"&gt;&lt;div class="author"&gt;ChatGPT&lt;/div&gt;&lt;div&gt;Perfect — mission cables engaged. 🧠🎛️🎹 <text:s/></text:p>
      <text:p text:style-name="Standard">Once you’ve got them plugged in, we’ll bring the Fantom to life and send the first **“Hello Fantom”** handshake through the bridge. <text:s/></text:p>
      <text:p text:style-name="Standard"/>
      <text:p text:style-name="Standard">Catch you later, maestro. 👋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5:23.998215545</meta:creation-date>
    <dc:date>2025-11-14T21:45:37.411610004</dc:date>
    <meta:editing-duration>PT14S</meta:editing-duration>
    <meta:editing-cycles>1</meta:editing-cycles>
    <meta:document-statistic meta:table-count="0" meta:image-count="0" meta:object-count="0" meta:page-count="6" meta:paragraph-count="151" meta:word-count="1595" meta:character-count="9480" meta:non-whitespace-character-count="7936"/>
    <meta:generator>LibreOffice/24.2.7.2$Linux_X86_64 LibreOffice_project/420$Build-2</meta:generator>
  </office:meta>
</office:document-meta>
</file>